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驛微米黑1" svg:font-family="文泉驛微米黑"/>
    <style:font-face style:name="標楷體" svg:font-family="標楷體"/>
    <style:font-face style:name="Droid Sans Fallback1" svg:font-family="'Droid Sans Fallback'" style:font-family-generic="swiss"/>
    <style:font-face style:name="Courier New" svg:font-family="'Courier New'" style:font-family-generic="modern" style:font-pitch="fixed"/>
    <style:font-face style:name="NanumMyeongjo" svg:font-family="NanumMyeongjo" style:font-pitch="variable"/>
    <style:font-face style:name="文泉驛微米黑" svg:font-family="文泉驛微米黑" style:font-adornments="標準"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NanumMyeongjo" fo:font-size="18pt" officeooo:paragraph-rsid="00187d02" style:font-size-asian="18pt" style:font-size-complex="18pt"/>
    </style:style>
    <style:style style:name="P2" style:family="paragraph" style:parent-style-name="Standard">
      <style:paragraph-properties fo:text-align="end" style:justify-single-word="false"/>
      <style:text-properties style:font-name="NanumMyeongjo" fo:font-size="14pt" fo:font-weight="normal" officeooo:rsid="00187d02" officeooo:paragraph-rsid="00187d02" style:letter-kerning="false" style:font-name-asian="標楷體"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NanumMyeongjo" fo:font-size="14pt" fo:font-weight="normal" officeooo:rsid="00187d02" officeooo:paragraph-rsid="00187d02" style:letter-kerning="false" style:font-name-asian="標楷體" style:font-size-asian="14pt" style:font-weight-asian="normal" style:font-size-complex="14pt" style:language-complex="he" style:country-complex="IL" style:font-weight-complex="normal"/>
    </style:style>
    <style:style style:name="P4" style:family="paragraph" style:parent-style-name="Standard">
      <style:paragraph-properties fo:text-align="start" style:justify-single-word="false"/>
      <style:text-properties style:font-name="NanumMyeongjo" fo:font-size="14pt" fo:font-weight="normal" officeooo:rsid="00187d02" officeooo:paragraph-rsid="001946e2" style:letter-kerning="false" style:font-name-asian="標楷體" style:font-size-asian="14pt" style:font-weight-asian="normal" style:font-size-complex="14pt" style:language-complex="he" style:country-complex="IL" style:font-weight-complex="normal"/>
    </style:style>
    <style:style style:name="P5" style:family="paragraph" style:parent-style-name="Standard">
      <style:paragraph-properties fo:text-align="start" style:justify-single-word="false"/>
      <style:text-properties style:font-name="NanumMyeongjo" fo:font-size="14pt" style:text-underline-style="solid" style:text-underline-width="auto" style:text-underline-color="font-color" fo:font-weight="bold" officeooo:rsid="00187d02" officeooo:paragraph-rsid="00187d02" style:letter-kerning="false" style:font-name-asian="標楷體" style:font-size-asian="14pt" style:font-weight-asian="bold" style:font-size-complex="14pt" style:language-complex="he" style:country-complex="IL" style:font-weight-complex="bold"/>
    </style:style>
    <style:style style:name="P6" style:family="paragraph" style:parent-style-name="Standard" style:list-style-name="L1">
      <style:paragraph-properties fo:text-align="start" style:justify-single-word="false"/>
      <style:text-properties officeooo:rsid="00187d02" officeooo:paragraph-rsid="001b346e"/>
    </style:style>
    <style:style style:name="T1" style:family="text">
      <style:text-properties fo:font-weight="bold" style:letter-kerning="false" style:font-name-asian="標楷體" style:font-weight-asian="bold"/>
    </style:style>
    <style:style style:name="T2" style:family="text">
      <style:text-properties fo:font-weight="bold" officeooo:rsid="00187d02" style:letter-kerning="false" style:font-name-asian="標楷體" style:font-weight-asian="bold"/>
    </style:style>
    <style:style style:name="T3" style:family="text">
      <style:text-properties style:font-name="NanumMyeongjo" fo:font-size="14pt" fo:font-weight="normal" style:letter-kerning="false" style:font-name-asian="標楷體" style:font-size-asian="14pt" style:font-weight-asian="normal" style:font-size-complex="14pt" style:language-complex="he" style:country-complex="IL" style:font-weight-complex="normal"/>
    </style:style>
    <style:style style:name="T4" style:family="text">
      <style:text-properties style:font-name="NanumMyeongjo" fo:font-size="14pt" fo:font-weight="normal" officeooo:rsid="001edc15" style:letter-kerning="false" style:font-name-asian="標楷體" style:font-size-asian="14pt" style:font-weight-asian="normal" style:font-size-complex="14pt" style:language-complex="he" style:country-complex="IL" style:font-weight-complex="normal"/>
    </style:style>
    <style:style style:name="T5" style:family="text">
      <style:text-properties style:font-name="NanumMyeongjo" fo:font-size="14pt" fo:font-weight="normal" officeooo:rsid="00187d02" style:letter-kerning="false" style:font-name-asian="標楷體" style:font-size-asian="14pt" style:font-weight-asian="normal" style:font-size-complex="14pt" style:language-complex="he" style:country-complex="IL" style:font-weight-complex="normal"/>
    </style:style>
    <style:style style:name="T6" style:family="text">
      <style:text-properties officeooo:rsid="001edc15"/>
    </style:style>
    <style:style style:name="T7" style:family="text">
      <style:text-properties style:font-name="Courier New" fo:font-size="14pt" fo:font-weight="normal" style:letter-kerning="false" fo:background-color="#e6e6e6" loext:char-shading-value="0" style:font-name-asian="標楷體" style:font-size-asian="14pt" style:font-weight-asian="normal" style:font-size-complex="14pt" style:language-complex="he" style:country-complex="IL" style:font-weight-complex="normal"/>
    </style:style>
    <style:style style:name="T8" style:family="text">
      <style:text-properties style:font-name="Courier New" fo:font-size="14pt" fo:font-weight="normal" officeooo:rsid="001edc15" style:letter-kerning="false" fo:background-color="#e6e6e6" loext:char-shading-value="0" style:font-name-asian="標楷體" style:font-size-asian="14pt" style:font-weight-asian="normal" style:font-size-complex="14pt" style:language-complex="he" style:country-complex="IL" style:font-weight-complex="normal"/>
    </style:style>
    <style:style style:name="T9" style:family="text">
      <style:text-properties officeooo:rsid="001946e2"/>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bookmark text:name="_GoBack"/><text:span text:style-name="T1">omputer Organization </text:span><text:span text:style-name="T2">Lab 1</text:span></text:p>
      <text:p text:style-name="P2">0113110 Po-han Chen, 0316213 Yu-wen Pwu</text:p>
      <text:p text:style-name="P5">Architecture Diagram</text:p>
      <text:p text:style-name="P4"><text:span text:style-name="T9">Please see the appendix at the end of the report.</text:span></text:p>
      <text:p text:style-name="P5">Detailed Description of the Implementation</text:p>
      <text:p text:style-name="P3">Nunc id quam a ex accumsan rhoncus. Vestibulum ut est non metus porttitor ullamcorper hendrerit sed nibh. Proin suscipit malesuada magna, a faucibus ipsum accumsan quis. Nulla facilisi. Phasellus massa risus, elementum non diam at, dapibus cursus eros. Nullam efficitur tortor id ipsum molestie, et condimentum felis congue. Donec aliquet efficitur elit at rutrum. Praesent aliquam dui eu tincidunt tempor. Curabitur vitae mi posuere, mollis leo a, molestie nisl. Sed aliquet libero eu volutpat tincidunt. Vivamus posuere mauris ipsum, nec condimentum tortor tempus rutrum.</text:p>
      <text:p text:style-name="P5">Problems Encountered and Solutions</text:p>
      <text:p text:style-name="P3">Sed non ullamcorper orci, in blandit eros. Sed ultricies augue tempus, malesuada erat eget, porta dui. Donec eu faucibus purus, sed auctor turpis. Pellentesque dictum enim eros, in bibendum libero lacinia et. Vestibulum neque metus, molestie eget mauris id, placerat vulputate neque. Duis tristique ultricies pretium. Vivamus vel pharetra nisi, et finibus tellus. Etiam vitae metus eu mauris fringilla dapibus.</text:p>
      <text:p text:style-name="P5">Lesson Learned (If Any)</text:p>
      <text:list xml:id="list2651567231649902955" text:style-name="L1">
        <text:list-item>
          <text:p text:style-name="P6"><text:span text:style-name="T3">肝毋好，人生係黑白的；<text:line-break/>肝若好，作業係空白的。</text:span></text:p>
        </text:list-item>
        <text:list-item>
          <text:p text:style-name="P6"><text:span text:style-name="T3">V</text:span><text:span text:style-name="T4">erilog 2001 added the </text:span><text:span text:style-name="T8">generate</text:span><text:span text:style-name="T4"> block, which is very handy to instantiate an abundance of modules.</text:span></text:p>
        </text:list-item>
        <text:list-item>
          <text:p text:style-name="P6"><text:span text:style-name="T4">Xilinx Vivado Design Suite is much more powerful than its legacy EDA tool – Xilinx ISE Design Sui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驛微米黑1" svg:font-family="文泉驛微米黑"/>
    <style:font-face style:name="標楷體" svg:font-family="標楷體"/>
    <style:font-face style:name="Droid Sans Fallback1" svg:font-family="'Droid Sans Fallback'" style:font-family-generic="swiss"/>
    <style:font-face style:name="Courier New" svg:font-family="'Courier New'" style:font-family-generic="modern" style:font-pitch="fixed"/>
    <style:font-face style:name="NanumMyeongjo" svg:font-family="NanumMyeongjo" style:font-pitch="variable"/>
    <style:font-face style:name="文泉驛微米黑" svg:font-family="文泉驛微米黑" style:font-adornments="標準"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49cm" loext:contextual-spacing="false" fo:line-height="110%" style:page-number="auto" style:shadow="none">
        <style:tab-stops/>
      </style:paragraph-properties>
      <style:text-properties style:font-name="文泉驛微米黑" fo:font-family="文泉驛微米黑" style:font-style-name="標準" style:font-pitch="variabl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2"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1"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1"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1" style:font-family-asian="文泉驛微米黑" style:font-name-complex="Droid Sans Fallback1" style:font-family-complex="'Droid Sans Fallback'"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9:53:53.413929897</meta:creation-date>
    <dc:date>2016-03-16T00:09:07.099056742</dc:date>
    <meta:editing-duration>PT16M54S</meta:editing-duration>
    <meta:editing-cycles>4</meta:editing-cycles>
    <meta:generator>LibreOffice/5.1.1.2$Linux_X86_64 LibreOffice_project/10m0$Build-2</meta:generator>
    <meta:document-statistic meta:table-count="0" meta:image-count="0" meta:object-count="0" meta:page-count="1" meta:paragraph-count="12" meta:word-count="237" meta:character-count="1447" meta:non-whitespace-character-count="1244"/>
  </office:meta>
</office:document-meta>
</file>